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OrQuery.skipTo( in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anOrQuery.getCla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OrQuer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OrQuery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OrQuery.toString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anOrQuery.getTe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OrQuery.SpanOrQuery( SpanQuery [ ] clau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anOrQuer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OrQuery.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OrQuery.extractTerms( Set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nOrQuery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OrQuery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anOrQuery.rewrite( Index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anOrQuery.getPay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OrQuery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Queue.lessThan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anOrQuery.isPayload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OrQuery.getPayloadSpans( final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OrQuery.getSpans( final IndexReader reade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">
            <text:p text:style-name="Table_20_Contents">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panOrQue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Or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nOrQuery.initSpanQueue( int targ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anQueue.Span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